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5" style:family="paragraph" style:parent-style-name="Standard" style:master-page-name="">
      <style:paragraph-properties fo:margin-left="0cm" fo:margin-right="0cm" fo:margin-top="0cm" fo:margin-bottom="0cm" fo:text-indent="0cm" style:auto-text-indent="false" style:page-number="auto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ract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in PEREIRA</meta:initial-creator>
    <meta:creation-date>2017-05-25T19:08:38.49</meta:creation-date>
    <dc:date>2017-06-03T13:32:40.50</dc:date>
    <dc:creator>Romain PEREIRA</dc:creator>
    <meta:editing-duration>PT8H31M55S</meta:editing-duration>
    <meta:editing-cycles>208</meta:editing-cycles>
    <meta:generator>OpenOffice/4.1.3$Win32 OpenOffice.org_project/413m1$Build-9783</meta:generator>
    <meta:document-statistic meta:table-count="0" meta:image-count="0" meta:object-count="0" meta:page-count="1" meta:paragraph-count="1" meta:word-count="2" meta:character-count="10"/>
  </office:meta>
</office:document-meta>
</file>